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8" style:parent-style-name="Heading1" style:family="paragraph">
      <style:text-properties fo:font-weight="bold" style:font-weight-asian="bold" style:font-weight-complex="bold"/>
    </style:style>
    <style:style style:name="P9" style:parent-style-name="ListParagraph" style:family="paragraph"/>
    <style:style style:name="T10" style:parent-style-name="DefaultParagraphFont" style:family="text">
      <style:text-properties fo:language="en" fo:country="CA" style:language-asian="zh" style:country-asian="CN" style:language-complex="hi" style:country-complex="IN"/>
    </style:style>
    <style:style style:name="T11" style:parent-style-name="Hyperlink" style:family="text">
      <style:text-properties fo:language="en" fo:country="CA" style:language-asian="zh" style:country-asian="CN" style:language-complex="hi" style:country-complex="IN"/>
    </style:style>
    <style:style style:name="T12" style:parent-style-name="DefaultParagraphFont" style:family="text">
      <style:text-properties fo:language="en" fo:country="CA" style:language-asian="zh" style:country-asian="CN" style:language-complex="hi" style:country-complex="IN"/>
    </style:style>
    <style:style style:name="P13" style:parent-style-name="ListParagraph" style:family="paragraph">
      <style:text-properties fo:language="en" fo:country="CA" style:language-asian="zh" style:country-asian="CN" style:language-complex="hi" style:country-complex="IN"/>
    </style:style>
    <style:style style:name="P14" style:parent-style-name="ListParagraph" style:family="paragraph">
      <style:text-properties fo:language="en" fo:country="CA" style:language-asian="zh" style:country-asian="CN" style:language-complex="hi" style:country-complex="IN"/>
    </style:style>
    <style:style style:name="P15" style:parent-style-name="ListParagraph" style:family="paragraph">
      <style:text-properties fo:language="en" fo:country="CA" style:language-asian="zh" style:country-asian="CN" style:language-complex="hi" style:country-complex="IN"/>
    </style:style>
    <style:style style:name="P16" style:parent-style-name="ListParagraph" style:family="paragraph">
      <style:text-properties fo:language="en" fo:country="CA" style:language-asian="zh" style:country-asian="CN" style:language-complex="hi" style:country-complex="IN"/>
    </style:style>
    <style:style style:name="P17" style:parent-style-name="ListParagraph" style:family="paragraph"/>
    <style:style style:name="T18" style:parent-style-name="DefaultParagraphFont" style:family="text">
      <style:text-properties fo:language="en" fo:country="CA" style:language-asian="zh" style:country-asian="CN" style:language-complex="hi" style:country-complex="IN"/>
    </style:style>
    <style:style style:name="T19" style:parent-style-name="DefaultParagraphFont" style:family="text">
      <style:text-properties fo:language="en" fo:country="CA" style:language-asian="zh" style:country-asian="CN" style:language-complex="hi" style:country-complex="IN"/>
    </style:style>
    <style:style style:name="P20" style:parent-style-name="ListParagraph" style:family="paragraph"/>
    <style:style style:name="T21" style:parent-style-name="DefaultParagraphFont" style:family="text">
      <style:text-properties fo:language="en" fo:country="CA" style:language-asian="zh" style:country-asian="CN" style:language-complex="hi" style:country-complex="IN"/>
    </style:style>
    <style:style style:name="T22" style:parent-style-name="DefaultParagraphFont" style:family="text">
      <style:text-properties style:font-name="Consolas"/>
    </style:style>
    <style:style style:name="P23" style:parent-style-name="ListParagraph" style:family="paragraph">
      <style:text-properties fo:language="en" fo:country="CA" style:language-asian="zh" style:country-asian="CN" style:language-complex="hi" style:country-complex="IN"/>
    </style:style>
    <style:style style:name="P24" style:parent-style-name="ListParagraph" style:family="paragraph">
      <style:text-properties fo:language="en" fo:country="CA" style:language-asian="zh" style:country-asian="CN" style:language-complex="hi" style:country-complex="IN"/>
    </style:style>
    <style:style style:name="P25" style:parent-style-name="ListParagraph" style:family="paragraph"/>
    <style:style style:name="T26" style:parent-style-name="DefaultParagraphFont" style:family="text">
      <style:text-properties style:font-name="Consolas"/>
    </style:style>
    <style:style style:name="P27" style:parent-style-name="ListParagraph" style:family="paragraph">
      <style:paragraph-properties fo:margin-left="1in">
        <style:tab-stops/>
      </style:paragraph-properties>
    </style:style>
    <style:style style:name="P28" style:parent-style-name="ListParagraph" style:family="paragraph"/>
    <style:style style:name="T29" style:parent-style-name="DefaultParagraphFont" style:family="text">
      <style:text-properties style:font-name="Consolas"/>
    </style:style>
    <style:style style:name="T30" style:parent-style-name="DefaultParagraphFont" style:family="text">
      <style:text-properties style:font-name="Consolas"/>
    </style:style>
    <style:style style:name="P31" style:parent-style-name="ListParagraph" style:family="paragraph">
      <style:paragraph-properties fo:margin-left="1in">
        <style:tab-stops/>
      </style:paragraph-properties>
    </style:style>
    <style:style style:name="P32" style:parent-style-name="ListParagraph" style:family="paragraph"/>
    <style:style style:name="T33" style:parent-style-name="DefaultParagraphFont" style:family="text">
      <style:text-properties style:font-name="Consolas"/>
    </style:style>
    <style:style style:name="P34" style:parent-style-name="ListParagraph" style:family="paragraph">
      <style:paragraph-properties fo:margin-left="1in">
        <style:tab-stops/>
      </style:paragraph-properties>
    </style:style>
    <style:style style:name="P35" style:parent-style-name="ListParagraph" style:family="paragraph"/>
    <style:style style:name="T36" style:parent-style-name="DefaultParagraphFont" style:family="text">
      <style:text-properties style:font-name="Consolas"/>
    </style:style>
    <style:style style:name="P37" style:parent-style-name="ListParagraph" style:family="paragraph">
      <style:paragraph-properties fo:margin-left="1in">
        <style:tab-stops/>
      </style:paragraph-properties>
    </style:style>
    <style:style style:name="P38" style:parent-style-name="ListParagraph" style:family="paragraph">
      <style:text-properties style:language-asian="zh" style:country-asian="CN" style:language-complex="hi" style:country-complex="IN"/>
    </style:style>
    <style:style style:name="P39" style:parent-style-name="ListParagraph" style:family="paragraph">
      <style:text-properties style:language-asian="zh" style:country-asian="CN" style:language-complex="hi" style:country-complex="IN"/>
    </style:style>
    <style:style style:name="P40" style:parent-style-name="ListParagraph" style:family="paragraph">
      <style:text-properties style:language-asian="zh" style:country-asian="CN" style:language-complex="hi" style:country-complex="IN"/>
    </style:style>
    <style:style style:name="P41" style:parent-style-name="ListParagraph" style:family="paragraph"/>
    <style:style style:name="T42" style:parent-style-name="DefaultParagraphFont" style:family="text">
      <style:text-properties style:language-asian="zh" style:country-asian="CN" style:language-complex="hi" style:country-complex="IN"/>
    </style:style>
    <style:style style:name="P43" style:parent-style-name="ListParagraph" style:family="paragraph">
      <style:paragraph-properties fo:margin-left="1in">
        <style:tab-stops/>
      </style:paragraph-properties>
    </style:style>
    <style:style style:name="T44" style:parent-style-name="DefaultParagraphFont" style:family="text">
      <style:text-properties style:font-name="Consolas"/>
    </style:style>
    <style:style style:name="P45" style:parent-style-name="Normal" style:family="paragraph">
      <style:text-properties style:language-asian="zh" style:country-asian="CN" style:language-complex="hi" style:country-complex="IN"/>
    </style:style>
    <style:style style:name="P46" style:parent-style-name="ListParagraph" style:family="paragraph">
      <style:text-properties style:language-asian="zh" style:country-asian="CN" style:language-complex="hi" style:country-complex="IN"/>
    </style:style>
    <style:style style:name="T47" style:parent-style-name="DefaultParagraphFont" style:family="text">
      <style:text-properties style:font-name="Consolas"/>
    </style:style>
    <style:style style:name="T48" style:parent-style-name="DefaultParagraphFont" style:family="text">
      <style:text-properties style:language-asian="zh" style:country-asian="CN" style:language-complex="hi" style:country-complex="IN"/>
    </style:style>
    <style:style style:name="P49" style:parent-style-name="ListParagraph" style:family="paragraph">
      <style:text-properties style:language-asian="zh" style:country-asian="CN" style:language-complex="hi" style:country-complex="IN"/>
    </style:style>
    <style:style style:name="T50" style:parent-style-name="DefaultParagraphFont" style:family="text">
      <style:text-properties style:font-name="Consolas"/>
    </style:style>
    <style:style style:name="T51" style:parent-style-name="DefaultParagraphFont" style:family="text">
      <style:text-properties style:language-asian="zh" style:country-asian="CN" style:language-complex="hi" style:country-complex="IN"/>
    </style:style>
    <style:style style:name="P52" style:parent-style-name="ListParagraph" style:family="paragraph">
      <style:text-properties style:language-asian="zh" style:country-asian="CN" style:language-complex="hi" style:country-complex="IN"/>
    </style:style>
    <style:style style:name="P53" style:parent-style-name="ListParagraph" style:family="paragraph">
      <style:text-properties style:language-asian="zh" style:country-asian="CN" style:language-complex="hi" style:country-complex="IN"/>
    </style:style>
    <style:style style:name="P54" style:parent-style-name="ListParagraph" style:family="paragraph">
      <style:text-properties style:language-asian="zh" style:country-asian="CN" style:language-complex="hi" style:country-complex="IN"/>
    </style:style>
    <style:style style:name="P55" style:parent-style-name="Normal" style:family="paragraph">
      <style:paragraph-properties fo:margin-left="0.25in">
        <style:tab-stops/>
      </style:paragraph-properties>
    </style:style>
    <style:style style:name="T56" style:parent-style-name="DefaultParagraphFont" style:family="text">
      <style:text-properties style:language-asian="zh" style:country-asian="CN" style:language-complex="hi" style:country-complex="IN"/>
    </style:style>
    <style:style style:name="T57" style:parent-style-name="DefaultParagraphFont" style:family="text">
      <style:text-properties style:language-asian="zh" style:country-asian="CN" style:language-complex="hi" style:country-complex="IN"/>
    </style:style>
    <style:style style:name="T58" style:parent-style-name="DefaultParagraphFont" style:family="text">
      <style:text-properties fo:language="en" fo:country="CA" style:language-asian="zh" style:country-asian="CN" style:language-complex="hi" style:country-complex="IN"/>
    </style:style>
    <style:style style:name="T59" style:parent-style-name="DefaultParagraphFont" style:family="text">
      <style:text-properties fo:language="en" fo:country="CA" style:language-asian="zh" style:country-asian="CN" style:language-complex="hi" style:country-complex="IN"/>
    </style:style>
    <style:style style:name="P60" style:parent-style-name="Normal" style:family="paragraph">
      <style:paragraph-properties fo:margin-left="0.25in">
        <style:tab-stops/>
      </style:paragraph-properties>
      <style:text-properties fo:language="en" fo:country="CA" style:language-asian="zh" style:country-asian="CN" style:language-complex="hi" style:country-complex="IN"/>
    </style:style>
    <style:style style:name="P61" style:parent-style-name="Normal" style:family="paragraph">
      <style:paragraph-properties fo:border="0.0069in solid #000000" fo:padding="0.0138in" style:shadow="none" style:text-autospace="none" fo:margin-bottom="0in" fo:line-height="100%"/>
      <style:text-properties fo:hyphenate="true"/>
    </style:style>
    <style:style style:name="T62" style:parent-style-name="DefaultParagraphFont" style:family="text">
      <style:text-properties style:font-name="Lucida Console" style:font-name-complex="Lucida Console" fo:color="#00BF00" fo:font-size="9pt" style:font-size-asian="9pt" style:font-size-complex="9pt" fo:language="en" fo:country="CA"/>
    </style:style>
    <style:style style:name="T63" style:parent-style-name="DefaultParagraphFont" style:family="text">
      <style:text-properties style:font-name="Lucida Console" style:font-name-complex="Lucida Console" fo:color="#BF00BF" fo:font-size="9pt" style:font-size-asian="9pt" style:font-size-complex="9pt" fo:language="en" fo:country="CA"/>
    </style:style>
    <style:style style:name="T64" style:parent-style-name="DefaultParagraphFont" style:family="text">
      <style:text-properties style:font-name="Lucida Console" style:font-name-complex="Lucida Console" fo:color="#BFBF00" fo:font-size="9pt" style:font-size-asian="9pt" style:font-size-complex="9pt" fo:language="en" fo:country="CA"/>
    </style:style>
    <style:style style:name="T65" style:parent-style-name="DefaultParagraphFont" style:family="text">
      <style:text-properties style:font-name="Lucida Console" style:font-name-complex="Lucida Console" fo:color="#00BFBF" fo:font-size="9pt" style:font-size-asian="9pt" style:font-size-complex="9pt" fo:language="en" fo:country="CA"/>
    </style:style>
    <style:style style:name="P66"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font-size="9pt" style:font-size-asian="9pt" style:font-size-complex="9pt" fo:language="en" fo:country="CA" style:language-asian="zh" style:country-asian="CN" fo:hyphenate="true"/>
    </style:style>
    <style:style style:name="P67"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font-size="9pt" style:font-size-asian="9pt" style:font-size-complex="9pt" fo:language="en" fo:country="CA" style:language-asian="zh" style:country-asian="CN" fo:hyphenate="true"/>
    </style:style>
    <style:style style:name="P68" style:parent-style-name="Normal" style:family="paragraph">
      <style:paragraph-properties fo:border="0.0069in solid #000000" fo:padding="0.0138in" style:shadow="none" style:text-autospace="none" fo:margin-bottom="0in" fo:line-height="100%"/>
      <style:text-properties fo:hyphenate="true"/>
    </style:style>
    <style:style style:name="T69" style:parent-style-name="DefaultParagraphFont" style:family="text">
      <style:text-properties style:font-name="Lucida Console" style:font-name-asian="Noto Serif CJK SC" style:font-name-complex="Lucida Console" fo:font-size="9pt" style:font-size-asian="9pt" style:font-size-complex="9pt" fo:language="en" fo:country="CA" style:language-asian="zh" style:country-asian="CN"/>
    </style:style>
    <style:style style:name="T70" style:parent-style-name="DefaultParagraphFont" style:family="text">
      <style:text-properties style:font-name="Lucida Console" style:font-name-asian="Noto Serif CJK SC" style:font-name-complex="Lucida Console" fo:color="#BF0000" fo:font-size="9pt" style:font-size-asian="9pt" style:font-size-complex="9pt" fo:language="en" fo:country="CA" style:language-asian="zh" style:country-asian="CN"/>
    </style:style>
    <style:style style:name="T71" style:parent-style-name="DefaultParagraphFont" style:family="text">
      <style:text-properties style:font-name="Lucida Console" style:font-name-asian="Noto Serif CJK SC" style:font-name-complex="Lucida Console" fo:font-size="9pt" style:font-size-asian="9pt" style:font-size-complex="9pt" fo:language="en" fo:country="CA" style:language-asian="zh" style:country-asian="CN"/>
    </style:style>
    <style:style style:name="P72"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0000" fo:font-size="9pt" style:font-size-asian="9pt" style:font-size-complex="9pt" fo:language="en" fo:country="CA" style:language-asian="zh" style:country-asian="CN" fo:hyphenate="true"/>
    </style:style>
    <style:style style:name="P73"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74"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75"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76"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77" style:parent-style-name="Normal" style:family="paragraph">
      <style:paragraph-properties fo:border="0.0069in solid #000000" fo:padding="0.0138in" style:shadow="none" style:text-autospace="none" fo:margin-bottom="0in" fo:line-height="100%"/>
      <style:text-properties style:font-name="Lucida Console" style:font-name-asian="Noto Serif CJK SC" style:font-name-complex="Lucida Console" fo:color="#BFBF00" fo:font-size="9pt" style:font-size-asian="9pt" style:font-size-complex="9pt" fo:language="en" fo:country="CA" style:language-asian="zh" style:country-asian="CN" fo:hyphenate="true"/>
    </style:style>
    <style:style style:name="P78" style:parent-style-name="Normal" style:family="paragraph">
      <style:text-properties fo:language="en" fo:country="CA" style:language-asian="zh" style:country-asian="CN" style:language-complex="hi" style:country-complex="IN"/>
    </style:style>
    <style:style style:name="P79" style:parent-style-name="Normal" style:family="paragraph">
      <style:paragraph-properties fo:margin-left="0.25in">
        <style:tab-stops/>
      </style:paragraph-properties>
    </style:style>
    <style:style style:name="T80" style:parent-style-name="DefaultParagraphFont" style:family="text">
      <style:text-properties fo:language="en" fo:country="CA" style:language-asian="zh" style:country-asian="CN" style:language-complex="hi" style:country-complex="IN"/>
    </style:style>
    <style:style style:name="T81" style:parent-style-name="DefaultParagraphFont" style:family="text">
      <style:text-properties fo:language="en" fo:country="CA" style:language-asian="zh" style:country-asian="CN" style:language-complex="hi" style:country-complex="IN"/>
    </style:style>
    <style:style style:name="P82" style:parent-style-name="Normal" style:family="paragraph">
      <style:paragraph-properties fo:margin-left="0.25in">
        <style:tab-stops/>
      </style:paragraph-properties>
      <style:text-properties style:language-asian="zh" style:country-asian="CN" style:language-complex="hi" style:country-complex="IN"/>
    </style:style>
    <style:style style:name="P83" style:parent-style-name="Normal" style:family="paragraph">
      <style:paragraph-properties fo:break-before="page"/>
      <style:text-properties fo:font-weight="bold" style:font-weight-asian="bold" style:font-weight-complex="bold" fo:color="#FF0000" style:language-asian="zh" style:country-asian="CN" style:language-complex="hi" style:country-complex="IN" fo:hyphenate="true"/>
    </style:style>
    <style:style style:name="P84" style:parent-style-name="Normal" style:family="paragraph">
      <style:paragraph-properties fo:margin-left="0.25in">
        <style:tab-stops/>
      </style:paragraph-properties>
      <style:text-properties fo:font-weight="bold" style:font-weight-asian="bold" style:font-weight-complex="bold" fo:color="#FF0000" style:language-asian="zh" style:country-asian="CN" style:language-complex="hi" style:country-complex="IN"/>
    </style:style>
    <style:style style:name="P85" style:parent-style-name="Normal" style:family="paragraph">
      <style:paragraph-properties fo:margin-left="0.25in">
        <style:tab-stops/>
      </style:paragraph-properties>
      <style:text-properties style:language-asian="zh" style:country-asian="CN" style:language-complex="hi" style:country-complex="IN"/>
    </style:style>
    <style:style style:name="P86" style:parent-style-name="Normal" style:family="paragraph">
      <style:paragraph-properties fo:margin-left="0.25in">
        <style:tab-stops/>
      </style:paragraph-properties>
      <style:text-properties fo:font-weight="bold" style:font-weight-asian="bold" style:font-weight-complex="bold" style:language-asian="zh" style:country-asian="CN" style:language-complex="hi" style:country-complex="IN"/>
    </style:style>
    <style:style style:name="P87" style:parent-style-name="ListParagraph" style:family="paragraph">
      <style:text-properties style:language-asian="zh" style:country-asian="CN" style:language-complex="hi" style:country-complex="IN"/>
    </style:style>
    <style:style style:name="P88" style:parent-style-name="ListParagraph" style:family="paragraph">
      <style:text-properties style:language-asian="zh" style:country-asian="CN" style:language-complex="hi" style:country-complex="IN"/>
    </style:style>
    <style:style style:name="P89" style:parent-style-name="ListParagraph" style:family="paragraph">
      <style:text-properties style:language-asian="zh" style:country-asian="CN" style:language-complex="hi" style:country-complex="IN"/>
    </style:style>
    <style:style style:name="P90" style:parent-style-name="ListParagraph" style:family="paragraph">
      <style:text-properties style:language-asian="zh" style:country-asian="CN" style:language-complex="hi" style:country-complex="IN"/>
    </style:style>
    <style:style style:name="P91" style:parent-style-name="ListParagraph" style:family="paragraph">
      <style:text-properties style:language-asian="zh" style:country-asian="CN" style:language-complex="hi" style:country-complex="IN"/>
    </style:style>
    <style:style style:name="P92" style:parent-style-name="ListParagraph" style:family="paragraph">
      <style:text-properties style:language-asian="zh" style:country-asian="CN" style:language-complex="hi" style:country-complex="IN"/>
    </style:style>
    <style:style style:name="P93" style:parent-style-name="ListParagraph" style:family="paragraph">
      <style:text-properties style:language-asian="zh" style:country-asian="CN" style:language-complex="hi" style:country-complex="IN"/>
    </style:style>
    <style:style style:name="P94" style:parent-style-name="ListParagraph" style:family="paragraph">
      <style:text-properties style:language-asian="zh" style:country-asian="CN" style:language-complex="hi" style:country-complex="IN"/>
    </style:style>
    <style:style style:name="P95" style:parent-style-name="ListParagraph" style:family="paragraph">
      <style:text-properties style:language-asian="zh" style:country-asian="CN" style:language-complex="hi" style:country-complex="IN"/>
    </style:style>
    <style:style style:name="P96" style:parent-style-name="Normal" style:family="paragraph">
      <style:paragraph-properties fo:margin-left="0.25in">
        <style:tab-stops/>
      </style:paragraph-properties>
    </style:style>
    <style:style style:name="T97" style:parent-style-name="DefaultParagraphFont" style:family="text">
      <style:text-properties fo:language="fr" fo:country="CA" style:language-asian="zh" style:country-asian="CN" style:language-complex="hi" style:country-complex="IN"/>
    </style:style>
    <style:style style:name="T98" style:parent-style-name="Hyperlink" style:family="text">
      <style:text-properties fo:language="fr" fo:country="CA" style:language-asian="zh" style:country-asian="CN" style:language-complex="hi" style:country-complex="IN"/>
    </style:style>
    <style:style style:name="T99" style:parent-style-name="Hyperlink" style:family="text">
      <style:text-properties fo:language="fr" fo:country="CA" style:language-asian="zh" style:country-asian="CN" style:language-complex="hi" style:country-complex="IN"/>
    </style:style>
    <style:style style:name="P100" style:parent-style-name="Normal" style:family="paragraph">
      <style:paragraph-properties fo:margin-left="0.25in">
        <style:tab-stops/>
      </style:paragraph-properties>
      <style:text-properties fo:font-weight="bold" style:font-weight-asian="bold" style:font-weight-complex="bold" fo:language="fr" fo:country="CA" style:language-asian="zh" style:country-asian="CN" style:language-complex="hi" style:country-complex="IN"/>
    </style:style>
    <style:style style:name="P101" style:parent-style-name="ListParagraph" style:family="paragraph"/>
    <style:style style:name="T102" style:parent-style-name="DefaultParagraphFont" style:family="text">
      <style:text-properties fo:language="en" fo:country="CA" style:language-asian="zh" style:country-asian="CN" style:language-complex="hi" style:country-complex="IN"/>
    </style:style>
    <style:style style:name="T103" style:parent-style-name="DefaultParagraphFont" style:family="text">
      <style:text-properties style:font-name="Consolas"/>
    </style:style>
    <style:style style:name="P104" style:parent-style-name="ListParagraph" style:family="paragraph">
      <style:text-properties fo:language="en" fo:country="CA" style:language-asian="zh" style:country-asian="CN" style:language-complex="hi" style:country-complex="IN"/>
    </style:style>
    <style:style style:name="T105" style:parent-style-name="DefaultParagraphFont" style:family="text">
      <style:text-properties style:font-name="Consolas" fo:language="fr" fo:country="CA"/>
    </style:style>
    <style:style style:name="T106" style:parent-style-name="DefaultParagraphFont" style:family="text">
      <style:text-properties style:font-name="Consolas" fo:color="#C00000" fo:language="fr" fo:country="CA"/>
    </style:style>
    <style:style style:name="P107" style:parent-style-name="ListParagraph" style:family="paragraph">
      <style:text-properties fo:language="en" fo:country="CA" style:language-asian="zh" style:country-asian="CN" style:language-complex="hi" style:country-complex="IN"/>
    </style:style>
    <style:style style:name="T108" style:parent-style-name="DefaultParagraphFont" style:family="text">
      <style:text-properties style:font-name="Consolas" fo:language="fr" fo:country="CA"/>
    </style:style>
    <style:style style:name="T109" style:parent-style-name="DefaultParagraphFont" style:family="text">
      <style:text-properties style:font-name="Consolas" fo:color="#C00000" fo:language="fr" fo:country="CA"/>
    </style:style>
    <style:style style:name="P110" style:parent-style-name="ListParagraph" style:family="paragraph">
      <style:text-properties fo:language="en" fo:country="CA" style:language-asian="zh" style:country-asian="CN" style:language-complex="hi" style:country-complex="IN"/>
    </style:style>
    <style:style style:name="P111" style:parent-style-name="ListParagraph" style:family="paragraph">
      <style:text-properties fo:language="en" fo:country="CA" style:language-asian="zh" style:country-asian="CN" style:language-complex="hi" style:country-complex="IN"/>
    </style:style>
    <style:style style:name="P112" style:parent-style-name="ListParagraph" style:family="paragraph">
      <style:text-properties fo:language="en" fo:country="CA" style:language-asian="zh" style:country-asian="CN" style:language-complex="hi" style:country-complex="IN"/>
    </style:style>
    <style:style style:name="P113" style:parent-style-name="ListParagraph" style:family="paragraph">
      <style:text-properties style:font-name="Consolas"/>
    </style:style>
    <style:style style:name="P114" style:parent-style-name="ListParagraph" style:family="paragraph">
      <style:text-properties fo:language="en" fo:country="CA" style:language-asian="zh" style:country-asian="CN" style:language-complex="hi" style:country-complex="IN"/>
    </style:style>
    <style:style style:name="P115" style:parent-style-name="ListParagraph" style:family="paragraph">
      <style:text-properties fo:language="en" fo:country="CA" style:language-asian="zh" style:country-asian="CN" style:language-complex="hi" style:country-complex="IN"/>
    </style:style>
    <style:style style:name="P116" style:parent-style-name="ListParagraph" style:family="paragraph">
      <style:text-properties fo:language="en" fo:country="CA" style:language-asian="zh" style:country-asian="CN" style:language-complex="hi" style:country-complex="IN"/>
    </style:style>
    <style:style style:name="P117" style:parent-style-name="ListParagraph" style:family="paragraph">
      <style:text-properties fo:language="en" fo:country="CA" style:language-asian="zh" style:country-asian="CN" style:language-complex="hi" style:country-complex="IN"/>
    </style:style>
    <style:style style:name="P118" style:parent-style-name="ListParagraph" style:family="paragraph">
      <style:text-properties fo:language="en" fo:country="CA" style:language-asian="zh" style:country-asian="CN" style:language-complex="hi" style:country-complex="IN"/>
    </style:style>
    <style:style style:name="P119" style:parent-style-name="ListParagraph" style:family="paragraph">
      <style:paragraph-properties fo:margin-left="1in">
        <style:tab-stops/>
      </style:paragraph-properties>
      <style:text-properties fo:language="en" fo:country="CA" style:language-asian="zh" style:country-asian="CN" style:language-complex="hi" style:country-complex="IN"/>
    </style:style>
    <style:style style:name="P120" style:parent-style-name="ListParagraph" style:family="paragraph">
      <style:text-properties fo:language="en" fo:country="CA" style:language-asian="zh" style:country-asian="CN" style:language-complex="hi" style:country-complex="IN"/>
    </style:style>
    <style:style style:name="P121" style:parent-style-name="ListParagraph" style:family="paragraph">
      <style:text-properties style:font-name="Consolas"/>
    </style:style>
    <style:style style:name="P122" style:parent-style-name="ListParagraph" style:family="paragraph">
      <style:text-properties fo:language="en" fo:country="CA" style:language-asian="zh" style:country-asian="CN" style:language-complex="hi" style:country-complex="IN"/>
    </style:style>
    <style:style style:name="P123" style:parent-style-name="ListParagraph" style:family="paragraph">
      <style:text-properties fo:language="en" fo:country="CA" style:language-asian="zh" style:country-asian="CN" style:language-complex="hi" style:country-complex="IN"/>
    </style:style>
    <style:style style:name="P124" style:parent-style-name="ListParagraph" style:family="paragraph">
      <style:text-properties style:font-name="Consolas"/>
    </style:style>
    <style:style style:name="P125" style:parent-style-name="ListParagraph" style:family="paragraph">
      <style:text-properties fo:language="en" fo:country="CA" style:language-asian="zh" style:country-asian="CN" style:language-complex="hi" style:country-complex="IN"/>
    </style:style>
    <style:style style:name="P126" style:parent-style-name="ListParagraph" style:family="paragraph">
      <style:text-properties fo:language="en" fo:country="CA" style:language-asian="zh" style:country-asian="CN" style:language-complex="hi" style:country-complex="IN"/>
    </style:style>
    <style:style style:name="P127" style:parent-style-name="ListParagraph" style:family="paragraph">
      <style:paragraph-properties fo:border="0.0069in solid #000000" fo:padding-top="0.0138in" fo:padding-left="0.0555in" fo:padding-bottom="0.0138in" fo:padding-right="0.0555in" style:shadow="none"/>
    </style:style>
    <style:style style:name="T128" style:parent-style-name="DefaultParagraphFont" style:family="text">
      <style:text-properties style:font-name="Lucida Console" style:font-name-complex="Lucida Console" fo:font-size="9pt" style:font-size-asian="9pt" style:font-size-complex="9pt" fo:language="en" fo:country="CA"/>
    </style:style>
    <style:style style:name="T129" style:parent-style-name="DefaultParagraphFont" style:family="text">
      <style:text-properties style:font-name="Lucida Console" style:font-name-complex="Lucida Console" fo:font-size="9pt" style:font-size-asian="9pt" style:font-size-complex="9pt" fo:language="en" fo:country="CA"/>
    </style:style>
    <style:style style:name="P130" style:parent-style-name="Normal" style:family="paragraph">
      <style:text-properties fo:language="en" fo:country="CA" style:language-asian="zh" style:country-asian="CN" style:language-complex="hi" style:country-complex="IN"/>
    </style:style>
    <style:style style:name="P131" style:parent-style-name="Normal" style:family="paragraph">
      <style:text-properties fo:language="en" fo:country="CA" style:language-asian="zh" style:country-asian="CN" style:language-complex="hi" style:country-complex="IN"/>
    </style:style>
    <style:style style:name="P132" style:parent-style-name="Normal" style:family="paragraph">
      <style:paragraph-properties fo:border="0.0069in dotted #000000" fo:padding-top="0.0138in" fo:padding-left="0.0555in" fo:padding-bottom="0.0138in" fo:padding-right="0.0555in" style:shadow="none"/>
      <style:text-properties fo:language="en" fo:country="CA" style:language-asian="zh" style:country-asian="CN" style:language-complex="hi" style:country-complex="IN"/>
    </style:style>
    <style:style style:name="P133" style:parent-style-name="Normal" style:family="paragraph">
      <style:paragraph-properties fo:border="0.0069in dotted #000000" fo:padding-top="0.0138in" fo:padding-left="0.0555in" fo:padding-bottom="0.0138in" fo:padding-right="0.0555in" style:shadow="none"/>
      <style:text-properties fo:language="en" fo:country="CA" style:language-asian="zh" style:country-asian="CN" style:language-complex="hi" style:country-complex="IN"/>
    </style:style>
    <style:style style:name="P134" style:parent-style-name="Normal" style:family="paragraph">
      <style:paragraph-properties fo:border="0.0069in dotted #000000" fo:padding-top="0.0138in" fo:padding-left="0.0555in" fo:padding-bottom="0.0138in" fo:padding-right="0.0555in" style:shadow="none"/>
      <style:text-properties fo:language="en" fo:country="CA" style:language-asian="zh" style:country-asian="CN" style:language-complex="hi" style:country-complex="IN"/>
    </style:style>
    <style:style style:name="P135" style:parent-style-name="Normal" style:family="paragraph">
      <style:text-properties fo:language="en" fo:country="CA" style:language-asian="zh" style:country-asian="CN" style:language-complex="hi" style:country-complex="IN"/>
    </style:style>
    <style:style style:name="P136" style:parent-style-name="ListParagraph" style:family="paragraph">
      <style:text-properties fo:language="en" fo:country="CA" style:language-asian="zh" style:country-asian="CN" style:language-complex="hi" style:country-complex="IN"/>
    </style:style>
    <style:style style:name="P137" style:parent-style-name="Normal" style:family="paragraph">
      <style:text-properties style:font-name="Liberation Sans" style:font-name-asian="Noto Sans CJK SC" fo:font-weight="bold" style:font-weight-asian="bold" style:font-weight-complex="bold" style:letter-kerning="true" fo:font-size="14pt" style:font-size-asian="14pt" style:font-size-complex="14pt" fo:language="en" fo:country="CA" style:language-asian="zh" style:country-asian="CN" style:language-complex="hi" style:country-complex="IN" fo:hyphenate="true"/>
    </style:style>
    <style:style style:name="P138" style:parent-style-name="Normal" style:family="paragraph">
      <style:paragraph-properties fo:break-before="page"/>
      <style:text-properties fo:hyphenate="true"/>
    </style:style>
    <style:style style:name="P139" style:parent-style-name="ListParagraph" style:family="paragraph">
      <style:text-properties fo:language="en" fo:country="CA" style:language-asian="zh" style:country-asian="CN" style:language-complex="hi" style:country-complex="IN"/>
    </style:style>
    <style:style style:name="P140" style:parent-style-name="ListParagraph" style:family="paragraph">
      <style:text-properties fo:language="en" fo:country="CA" style:language-asian="zh" style:country-asian="CN" style:language-complex="hi" style:country-complex="IN"/>
    </style:style>
    <style:style style:name="P141" style:parent-style-name="ListParagraph" style:family="paragraph">
      <style:text-properties fo:language="en" fo:country="CA" style:language-asian="zh" style:country-asian="CN" style:language-complex="hi" style:country-complex="IN"/>
    </style:style>
    <style:style style:name="P142" style:parent-style-name="Normal" style:family="paragraph">
      <style:text-properties fo:language="en" fo:country="CA" style:language-asian="zh" style:country-asian="CN" style:language-complex="hi" style:country-complex="IN"/>
    </style:style>
    <style:style style:name="P143" style:parent-style-name="Normal" style:family="paragraph">
      <style:text-properties fo:language="en" fo:country="CA" style:language-asian="zh" style:country-asian="CN" style:language-complex="hi" style:country-complex="IN"/>
    </style:style>
    <style:style style:name="P144" style:parent-style-name="Normal" style:family="paragraph">
      <style:paragraph-properties fo:break-before="page"/>
      <style:text-properties fo:hyphenate="true"/>
    </style:style>
    <style:style style:name="P145" style:parent-style-name="Heading1" style:family="paragraph">
      <style:text-properties fo:language="en" fo:country="CA" style:language-asian="zh" style:country-asian="CN" style:language-complex="hi" style:country-complex="IN"/>
    </style:style>
    <style:style style:name="P146" style:parent-style-name="Normal" style:family="paragraph">
      <style:text-properties fo:language="en" fo:country="CA" style:language-asian="zh" style:country-asian="CN" style:language-complex="hi" style:country-complex="IN"/>
    </style:style>
    <style:style style:name="P147" style:parent-style-name="ListParagraph" style:family="paragraph">
      <style:text-properties fo:language="en" fo:country="CA" style:language-asian="zh" style:country-asian="CN" style:language-complex="hi" style:country-complex="IN"/>
    </style:style>
    <style:style style:name="P148" style:parent-style-name="ListParagraph" style:family="paragraph">
      <style:text-properties fo:language="en" fo:country="CA" style:language-asian="zh" style:country-asian="CN" style:language-complex="hi" style:country-complex="IN"/>
    </style:style>
    <style:style style:name="P149" style:parent-style-name="Normal" style:family="paragraph">
      <style:text-properties fo:language="en" fo:country="CA" style:language-asian="zh" style:country-asian="CN" style:language-complex="hi" style:country-complex="IN"/>
    </style:style>
    <style:style style:name="P150" style:parent-style-name="Normal" style:family="paragraph">
      <style:text-properties fo:language="en" fo:country="CA" style:language-asian="zh" style:country-asian="CN" style:language-complex="hi" style:country-complex="IN"/>
    </style:style>
    <style:style style:name="P151" style:parent-style-name="ListParagraph" style:family="paragraph">
      <style:text-properties fo:language="en" fo:country="CA" style:language-asian="zh" style:country-asian="CN" style:language-complex="hi" style:country-complex="IN"/>
    </style:style>
    <style:style style:name="P152" style:parent-style-name="ListParagraph" style:family="paragraph">
      <style:text-properties fo:language="en" fo:country="CA" style:language-asian="zh" style:country-asian="CN" style:language-complex="hi" style:country-complex="IN"/>
    </style:style>
    <style:style style:name="P153" style:parent-style-name="ListParagraph" style:family="paragraph">
      <style:text-properties fo:language="en" fo:country="CA" style:language-asian="zh" style:country-asian="CN" style:language-complex="hi" style:country-complex="IN"/>
    </style:style>
    <style:style style:name="P154" style:parent-style-name="ListParagraph" style:family="paragraph">
      <style:text-properties fo:language="en" fo:country="CA" style:language-asian="zh" style:country-asian="CN" style:language-complex="hi" style:country-complex="IN"/>
    </style:style>
    <style:style style:name="P155" style:parent-style-name="ListParagraph" style:family="paragraph">
      <style:text-properties fo:language="en" fo:country="CA" style:language-asian="zh" style:country-asian="CN" style:language-complex="hi" style:country-complex="IN"/>
    </style:style>
    <style:style style:name="P156" style:parent-style-name="ListParagraph" style:family="paragraph"/>
    <style:style style:name="T157" style:parent-style-name="DefaultParagraphFont" style:family="text">
      <style:text-properties fo:language="en" fo:country="CA" style:language-asian="zh" style:country-asian="CN" style:language-complex="hi" style:country-complex="IN"/>
    </style:style>
    <style:style style:name="T158" style:parent-style-name="DefaultParagraphFont" style:family="text">
      <style:text-properties fo:language="en" fo:country="CA" style:language-asian="zh" style:country-asian="CN" style:language-complex="hi" style:country-complex="IN"/>
    </style:style>
    <style:style style:name="T159" style:parent-style-name="DefaultParagraphFont" style:family="text">
      <style:text-properties fo:language="en" fo:country="CA" style:language-asian="zh" style:country-asian="CN" style:language-complex="hi" style:country-complex="IN"/>
    </style:style>
    <style:style style:name="T160" style:parent-style-name="DefaultParagraphFont" style:family="text">
      <style:text-properties fo:language="en" fo:country="CA" style:language-asian="zh" style:country-asian="CN" style:language-complex="hi" style:country-complex="IN"/>
    </style:style>
    <style:style style:name="P161" style:parent-style-name="ListParagraph" style:family="paragraph">
      <style:text-properties fo:language="en" fo:country="CA" style:language-asian="zh" style:country-asian="CN" style:language-complex="hi" style:country-complex="IN"/>
    </style:style>
    <style:style style:name="P162" style:parent-style-name="ListParagraph" style:family="paragraph">
      <style:text-properties fo:language="en" fo:country="CA" style:language-asian="zh" style:country-asian="CN" style:language-complex="hi" style:country-complex="IN"/>
    </style:style>
    <style:style style:name="P163" style:parent-style-name="ListParagraph" style:family="paragraph">
      <style:text-properties fo:language="en" fo:country="CA" style:language-asian="zh" style:country-asian="CN" style:language-complex="hi" style:country-complex="IN"/>
    </style:style>
    <style:style style:name="P164" style:parent-style-name="ListParagraph" style:family="paragraph">
      <style:text-properties fo:language="en" fo:country="CA" style:language-asian="zh" style:country-asian="CN" style:language-complex="hi" style:country-complex="IN"/>
    </style:style>
    <style:style style:name="P165" style:parent-style-name="ListParagraph" style:family="paragraph">
      <style:text-properties fo:language="en" fo:country="CA" style:language-asian="zh" style:country-asian="CN" style:language-complex="hi" style:country-complex="IN"/>
    </style:style>
    <style:style style:name="P166" style:parent-style-name="ListParagraph" style:family="paragraph">
      <style:text-properties fo:language="en" fo:country="CA" style:language-asian="zh" style:country-asian="CN" style:language-complex="hi" style:country-complex="IN"/>
    </style:style>
    <style:style style:name="P167" style:parent-style-name="ListParagraph" style:family="paragraph">
      <style:text-properties fo:language="en" fo:country="CA" style:language-asian="zh" style:country-asian="CN" style:language-complex="hi" style:country-complex="IN"/>
    </style:style>
    <style:style style:name="P168" style:parent-style-name="Normal" style:family="paragraph">
      <style:text-properties fo:language="en" fo:country="CA" style:language-asian="zh" style:country-asian="CN" style:language-complex="hi" style:country-complex="IN"/>
    </style:style>
    <style:style style:name="P169" style:parent-style-name="Normal" style:family="paragraph">
      <style:text-properties fo:language="en" fo:country="CA" style:language-asian="zh" style:country-asian="CN" style:language-complex="hi" style:country-complex="IN"/>
    </style:style>
    <style:style style:name="P170" style:parent-style-name="ListParagraph" style:family="paragraph">
      <style:text-properties fo:language="en" fo:country="CA" style:language-asian="zh" style:country-asian="CN" style:language-complex="hi" style:country-complex="IN"/>
    </style:style>
    <style:style style:name="P171" style:parent-style-name="ListParagraph" style:family="paragraph">
      <style:text-properties fo:language="en" fo:country="CA" style:language-asian="zh" style:country-asian="CN" style:language-complex="hi" style:country-complex="IN"/>
    </style:style>
    <style:style style:name="T172" style:parent-style-name="DefaultParagraphFont" style:family="text">
      <style:text-properties style:font-name="Consolas"/>
    </style:style>
    <style:style style:name="T173" style:parent-style-name="DefaultParagraphFont" style:family="text">
      <style:text-properties style:font-name="Consolas" fo:color="#C00000"/>
    </style:style>
    <style:style style:name="P174" style:parent-style-name="ListParagraph" style:family="paragraph">
      <style:text-properties fo:language="en" fo:country="CA" style:language-asian="zh" style:country-asian="CN" style:language-complex="hi" style:country-complex="IN"/>
    </style:style>
    <style:style style:name="T175" style:parent-style-name="DefaultParagraphFont" style:family="text">
      <style:text-properties fo:language="en" fo:country="CA" style:language-asian="zh" style:country-asian="CN" style:language-complex="hi" style:country-complex="IN"/>
    </style:style>
    <style:style style:name="T176" style:parent-style-name="DefaultParagraphFont" style:family="text">
      <style:text-properties fo:language="en" fo:country="CA" style:language-asian="zh" style:country-asian="CN" style:language-complex="hi" style:country-complex="IN"/>
    </style:style>
    <style:style style:name="T177" style:parent-style-name="DefaultParagraphFont" style:family="text">
      <style:text-properties fo:language="en" fo:country="CA" style:language-asian="zh" style:country-asian="CN" style:language-complex="hi" style:country-complex="IN"/>
    </style:style>
    <style:style style:name="T178" style:parent-style-name="DefaultParagraphFont" style:family="text">
      <style:text-properties fo:font-style="italic" style:font-style-asian="italic" style:font-style-complex="italic" fo:language="en" fo:country="CA" style:language-asian="zh" style:country-asian="CN" style:language-complex="hi" style:country-complex="IN"/>
    </style:style>
    <style:style style:name="T179" style:parent-style-name="DefaultParagraphFont" style:family="text">
      <style:text-properties fo:font-style="italic" style:font-style-asian="italic" style:font-style-complex="italic" fo:language="en" fo:country="CA" style:language-asian="zh" style:country-asian="CN" style:language-complex="hi" style:country-complex="IN"/>
    </style:style>
    <style:style style:name="P180" style:parent-style-name="ListParagraph" style:family="paragraph">
      <style:text-properties fo:language="en" fo:country="CA" style:language-asian="zh" style:country-asian="CN" style:language-complex="hi" style:country-complex="IN"/>
    </style:style>
    <style:style style:name="P181" style:parent-style-name="ListParagraph" style:family="paragraph">
      <style:text-properties fo:language="en" fo:country="CA" style:language-asian="zh" style:country-asian="CN" style:language-complex="hi" style:country-complex="IN"/>
    </style:style>
    <style:style style:name="P182" style:parent-style-name="ListParagraph" style:family="paragraph">
      <style:text-properties fo:language="en" fo:country="CA" style:language-asian="zh" style:country-asian="CN" style:language-complex="hi" style:country-complex="IN"/>
    </style:style>
    <style:style style:name="T183" style:parent-style-name="DefaultParagraphFont" style:family="text">
      <style:text-properties style:font-name="Consolas"/>
    </style:style>
    <style:style style:name="T184" style:parent-style-name="DefaultParagraphFont" style:family="text">
      <style:text-properties style:font-name="Consolas" fo:color="#C00000"/>
    </style:style>
    <style:style style:name="T185" style:parent-style-name="DefaultParagraphFont" style:family="text">
      <style:text-properties style:font-name="Consolas"/>
    </style:style>
    <style:style style:name="P186" style:parent-style-name="ListParagraph" style:family="paragraph">
      <style:text-properties fo:language="en" fo:country="CA" style:language-asian="zh" style:country-asian="CN" style:language-complex="hi" style:country-complex="IN"/>
    </style:style>
    <style:style style:name="P187" style:parent-style-name="ListParagraph" style:family="paragraph">
      <style:text-properties fo:language="en" fo:country="CA" style:language-asian="zh" style:country-asian="CN" style:language-complex="hi" style:country-complex="IN"/>
    </style:style>
    <style:style style:name="P188" style:parent-style-name="ListParagraph" style:family="paragraph">
      <style:text-properties fo:language="en" fo:country="CA" style:language-asian="zh" style:country-asian="CN" style:language-complex="hi" style:country-complex="IN"/>
    </style:style>
    <style:style style:name="T189" style:parent-style-name="DefaultParagraphFont" style:family="text">
      <style:text-properties style:font-name="Consolas"/>
    </style:style>
    <style:style style:name="T190" style:parent-style-name="DefaultParagraphFont" style:family="text">
      <style:text-properties style:font-name="Consolas" fo:color="#C00000"/>
    </style:style>
    <style:style style:name="P191" style:parent-style-name="ListParagraph" style:family="paragraph">
      <style:text-properties fo:language="en" fo:country="CA" style:language-asian="zh" style:country-asian="CN" style:language-complex="hi" style:country-complex="IN"/>
    </style:style>
    <style:style style:name="P192" style:parent-style-name="ListParagraph" style:family="paragraph">
      <style:text-properties fo:language="en" fo:country="CA" style:language-asian="zh" style:country-asian="CN" style:language-complex="hi" style:country-complex="IN"/>
    </style:style>
    <style:style style:name="P193" style:parent-style-name="ListParagraph" style:family="paragraph">
      <style:text-properties style:font-name="Consolas"/>
    </style:style>
    <style:style style:name="P194" style:parent-style-name="ListParagraph" style:family="paragraph">
      <style:text-properties fo:language="en" fo:country="CA" style:language-asian="zh" style:country-asian="CN" style:language-complex="hi" style:country-complex="IN"/>
    </style:style>
    <style:style style:name="P195" style:parent-style-name="ListParagraph" style:family="paragraph">
      <style:text-properties fo:language="en" fo:country="CA" style:language-asian="zh" style:country-asian="CN" style:language-complex="hi" style:country-complex="IN"/>
    </style:style>
    <style:style style:name="P196" style:parent-style-name="ListParagraph" style:family="paragraph">
      <style:text-properties style:font-name="Consolas"/>
    </style:style>
    <style:style style:name="P197" style:parent-style-name="ListParagraph" style:family="paragraph">
      <style:text-properties fo:language="en" fo:country="CA" style:language-asian="zh" style:country-asian="CN" style:language-complex="hi" style:country-complex="IN"/>
    </style:style>
    <style:style style:name="P198" style:parent-style-name="ListParagraph" style:family="paragraph">
      <style:text-properties style:font-name="Consolas"/>
    </style:style>
    <style:style style:name="P199" style:parent-style-name="ListParagraph" style:family="paragraph">
      <style:text-properties fo:language="en" fo:country="CA" style:language-asian="zh" style:country-asian="CN" style:language-complex="hi" style:country-complex="IN"/>
    </style:style>
    <style:style style:name="P200" style:parent-style-name="ListParagraph" style:family="paragraph">
      <style:text-properties fo:language="en" fo:country="CA" style:language-asian="zh" style:country-asian="CN" style:language-complex="hi" style:country-complex="IN"/>
    </style:style>
    <style:style style:name="P201" style:parent-style-name="ListParagraph" style:family="paragraph">
      <style:text-properties style:font-name="Consolas"/>
    </style:style>
    <style:style style:name="P202" style:parent-style-name="ListParagraph" style:family="paragraph">
      <style:text-properties fo:language="en" fo:country="CA" style:language-asian="zh" style:country-asian="CN" style:language-complex="hi" style:country-complex="IN"/>
    </style:style>
    <style:style style:name="P203" style:parent-style-name="ListParagraph" style:family="paragraph">
      <style:text-properties fo:language="en" fo:country="CA" style:language-asian="zh" style:country-asian="CN" style:language-complex="hi" style:country-complex="IN"/>
    </style:style>
    <style:style style:name="P204" style:parent-style-name="ListParagraph" style:family="paragraph">
      <style:text-properties fo:language="en" fo:country="CA" style:language-asian="zh" style:country-asian="CN" style:language-complex="hi" style:country-complex="IN"/>
    </style:style>
    <style:style style:name="T205" style:parent-style-name="DefaultParagraphFont" style:family="text">
      <style:text-properties style:font-name="Consolas"/>
    </style:style>
    <style:style style:name="T206" style:parent-style-name="DefaultParagraphFont" style:family="text">
      <style:text-properties style:font-name="Consolas" fo:color="#C00000"/>
    </style:style>
    <style:style style:name="T207" style:parent-style-name="DefaultParagraphFont" style:family="text">
      <style:text-properties style:font-name="Consolas"/>
    </style:style>
    <style:style style:name="T208" style:parent-style-name="DefaultParagraphFont" style:family="text">
      <style:text-properties style:font-name="Consolas" fo:color="#C00000"/>
    </style:style>
    <style:style style:name="T209" style:parent-style-name="DefaultParagraphFont" style:family="text">
      <style:text-properties style:font-name="Consolas"/>
    </style:style>
    <style:style style:name="T210" style:parent-style-name="DefaultParagraphFont" style:family="text">
      <style:text-properties style:font-name="Consolas" fo:color="#C00000"/>
    </style:style>
    <style:style style:name="P211" style:parent-style-name="ListParagraph" style:family="paragraph">
      <style:text-properties fo:language="en" fo:country="CA" style:language-asian="zh" style:country-asian="CN" style:language-complex="hi" style:country-complex="IN"/>
    </style:style>
    <style:style style:name="P212" style:parent-style-name="ListParagraph" style:family="paragraph">
      <style:text-properties fo:language="en" fo:country="CA" style:language-asian="zh" style:country-asian="CN" style:language-complex="hi" style:country-complex="IN"/>
    </style:style>
    <style:style style:name="T213" style:parent-style-name="DefaultParagraphFont" style:family="text">
      <style:text-properties style:font-name="Consolas"/>
    </style:style>
    <style:style style:name="T214" style:parent-style-name="DefaultParagraphFont" style:family="text">
      <style:text-properties style:font-name="Consolas" fo:color="#C00000"/>
    </style:style>
    <style:style style:name="T215" style:parent-style-name="DefaultParagraphFont" style:family="text">
      <style:text-properties style:font-name="Consolas"/>
    </style:style>
    <style:style style:name="T216" style:parent-style-name="DefaultParagraphFont" style:family="text">
      <style:text-properties style:font-name="Consolas" fo:color="#C00000"/>
    </style:style>
    <style:style style:name="P217" style:parent-style-name="ListParagraph" style:family="paragraph">
      <style:text-properties fo:language="en" fo:country="CA" style:language-asian="zh" style:country-asian="CN" style:language-complex="hi" style:country-complex="IN"/>
    </style:style>
    <style:style style:name="P218" style:parent-style-name="Normal" style:family="paragraph">
      <style:text-properties fo:language="en" fo:country="CA" style:language-asian="zh" style:country-asian="CN" style:language-complex="hi" style:country-complex="IN"/>
    </style:style>
    <style:style style:name="P219" style:parent-style-name="ListParagraph" style:family="paragraph">
      <style:text-properties fo:language="en" fo:country="CA" style:language-asian="zh" style:country-asian="CN" style:language-complex="hi" style:country-complex="IN"/>
    </style:style>
    <style:style style:name="P220" style:parent-style-name="Normal" style:family="paragraph">
      <style:text-properties fo:language="en" fo:country="CA" style:language-asian="zh" style:country-asian="CN" style:language-complex="hi" style:country-complex="IN"/>
    </style:style>
    <style:style style:name="P221" style:parent-style-name="Normal" style:family="paragraph">
      <style:text-properties fo:language="en" fo:country="CA" style:language-asian="zh" style:country-asian="CN" style:language-complex="hi" style:country-complex="IN"/>
    </style:style>
    <style:style style:name="P222" style:parent-style-name="Normal" style:family="paragraph">
      <style:paragraph-properties fo:break-before="page"/>
      <style:text-properties fo:hyphenate="true"/>
    </style:style>
    <style:style style:name="P223" style:parent-style-name="Normal" style:family="paragraph">
      <style:paragraph-properties fo:break-before="page"/>
      <style:text-properties fo:language="en" fo:country="CA" style:language-asian="zh" style:country-asian="CN" style:language-complex="hi" style:country-complex="IN" fo:hyphenate="true"/>
    </style:style>
    <style:style style:name="P224" style:parent-style-name="Heading1" style:family="paragraph">
      <style:text-properties fo:language="en" fo:country="CA" style:language-asian="zh" style:country-asian="CN" style:language-complex="hi" style:country-complex="IN"/>
    </style:style>
  </office:automatic-styles>
  <office:body>
    <office:text text:use-soft-page-breaks="true">
      <text:p text:style-name="P1">INSTALL</text:p>
      <text:p text:style-name="Normal"/>
      <text:p text:style-name="Normal">The following installation process guideline describes the necessary steps to take to set up a web server and deploy a website online. This installation process was performed on Debian 11 “Bullseye” but may be done on other<text:s/>GNU/Linux distributions as well (please refer to the manual of your distribution for further clarifications).<text:s/></text:p>
      <text:p text:style-name="Normal"/>
      <text:h text:style-name="P8" text:outline-level="1">Setting up a public repository to manage the website content</text:h>
      <text:h text:style-name="Heading2" text:outline-level="2">Setting up the remote repository on GitHub</text:h>
      <text:list text:style-name="LFO1" text:continue-numbering="true">
        <text:list-item>
          <text:p text:style-name="P9"><text:span text:style-name="T10">Go to the GitHub website (</text:span><text:a xlink:href="https://github.com/" office:target-frame-name="_top" xlink:show="replace"><text:span text:style-name="T11">https://github.com/</text:span></text:a><text:span text:style-name="T12">) and login to your GitHub account (‘Sign In’); if not already done, create an account by clicking ‘Sign Up’ and follow the steps.</text:span></text:p>
        </text:list-item>
        <text:list-item>
          <text:p text:style-name="P13">Create a new repository by clicking the ‘New’ button and follow the steps:</text:p>
          <text:list text:continue-numbering="true">
            <text:list-item>
              <text:p text:style-name="P14">Choose a<text:s/>repository name</text:p>
            </text:list-item>
            <text:list-item>
              <text:p text:style-name="P15">Write a description (optional)</text:p>
            </text:list-item>
            <text:list-item>
              <text:p text:style-name="P16">Choose the option to make the repository ‘Public’ or ‘Private’ (for the purpose of this website, the repository is public)</text:p>
            </text:list-item>
            <text:list-item>
              <text:p text:style-name="P17"><text:span text:style-name="T18">Initialize the repository with a README file and a license (the license we have chose</text:span><text:span text:style-name="T19">n for this website is the ‘</text:span>GNU General Public License v3.0’)</text:p>
            </text:list-item>
          </text:list>
        </text:list-item>
      </text:list>
      <text:h text:style-name="Heading2" text:outline-level="2">Setting up the local repository on your GNU/Linux machine</text:h>
      <text:list text:style-name="LFO2" text:continue-numbering="true">
        <text:list-item>
          <text:p text:style-name="P20"><text:span text:style-name="T21">Install the local Git client on your machine through the terminal with the following command:<text:s/></text:span></text:p>
        </text:list-item>
      </text:list>
      <text:p text:style-name="ListParagraph"><text:span text:style-name="T22">apt install git</text:span></text:p>
      <text:p text:style-name="P23">Note you may need to<text:s/>install by using the sudo command or by login into the superuser account</text:p>
      <text:list text:style-name="LFO2" text:continue-numbering="true">
        <text:list-item>
          <text:p text:style-name="P24">Set up the basic Git configuration with the following commands:</text:p>
          <text:list text:continue-numbering="true">
            <text:list-item>
              <text:p text:style-name="P25"><text:span text:style-name="T26">git config --global user.name "username"</text:span></text:p>
            </text:list-item>
          </text:list>
        </text:list-item>
      </text:list>
      <text:p text:style-name="P27">replace the username with your GitHub username</text:p>
      <text:list text:style-name="LFO2" text:continue-numbering="true">
        <text:list-item>
          <text:list>
            <text:list-item>
              <text:p text:style-name="P28"><text:span text:style-name="T29">git config --global user.email</text:span><text:span text:style-name="T30"><text:s/>"email"</text:span><text:s/></text:p>
            </text:list-item>
          </text:list>
        </text:list-item>
      </text:list>
      <text:p text:style-name="P31">replace the email with your email (should be the same that was used to sign up with GitHub)</text:p>
      <text:list text:style-name="LFO2" text:continue-numbering="true">
        <text:list-item>
          <text:list>
            <text:list-item>
              <text:p text:style-name="P32"><text:span text:style-name="T33">git config --global core.editor "vim"</text:span></text:p>
            </text:list-item>
          </text:list>
        </text:list-item>
      </text:list>
      <text:p text:style-name="P34">choose your preferred text editor, in this case vim was chosen</text:p>
      <text:list text:style-name="LFO2" text:continue-numbering="true">
        <text:list-item>
          <text:list>
            <text:list-item>
              <text:p text:style-name="P35"><text:span text:style-name="T36">git config --global –list</text:span></text:p>
            </text:list-item>
          </text:list>
        </text:list-item>
      </text:list>
      <text:p text:style-name="P37">use this command to verify the configuration</text:p>
      <text:list text:style-name="LFO2" text:continue-numbering="true">
        <text:list-item>
          <text:p text:style-name="P38">Clone the remote repository to your local machine:</text:p>
          <text:list text:continue-numbering="true">
            <text:list-item>
              <text:p text:style-name="P39">Either navigate to the folder where you want to save the repository using the cd command (e.g. cd Documents) or specify the folder when you use the clone command</text:p>
            </text:list-item>
            <text:list-item>
              <text:p text:style-name="P40">Copy the repository URL<text:s/>from GitHub (click the ‘Code’ button to see the HTTPS URL)</text:p>
            </text:list-item>
            <text:list-item>
              <text:p text:style-name="P41"><text:span text:style-name="T42">Clone the repository through the terminal using the following command:<text:s/></text:span></text:p>
            </text:list-item>
          </text:list>
        </text:list-item>
      </text:list>
      <text:p text:style-name="P43"><text:span text:style-name="T44">git clone URL</text:span><text:s/>(replace URL with the repository URL)</text:p>
      <text:p text:style-name="P45"/>
      <text:h text:style-name="Heading2" text:outline-level="2">Pushing changes from the local to the remote repository</text:h>
      <text:list text:style-name="LFO3" text:continue-numbering="true">
        <text:list-item>
          <text:p text:style-name="P46">After creating a<text:s/>file in the local project repository, add the file in the working directory to the staging area (this file will be “staged” to the commit) by using the following command:<text:s/></text:p>
        </text:list-item>
      </text:list>
      <text:p text:style-name="ListParagraph"><text:span text:style-name="T47">git add “filename”</text:span><text:span text:style-name="T48"><text:s/>(replace filename with the name of the file to be added)</text:span></text:p>
      <text:list text:style-name="LFO3" text:continue-numbering="true">
        <text:list-item>
          <text:p text:style-name="P49">Commit the file staged in your local repository by using the command:<text:s/></text:p>
        </text:list-item>
      </text:list>
      <text:p text:style-name="ListParagraph"><text:span text:style-name="T50">git commit -m “massage”</text:span><text:span text:style-name="T51"><text:s/>(replace message with a description or message pertaining to the changes that were made to the file or repository).</text:span></text:p>
      <text:list text:style-name="LFO3" text:continue-numbering="true">
        <text:list-item>
          <text:p text:style-name="P52">Push the file in your local repository to GitHub with the command: git push. It will ask for your GitHub username and password. If there are no conflicts***, the changes will made in your local repository will be pushed to the remote repository on GitHub.</text:p>
        </text:list-item>
        <text:list-item>
          <text:p text:style-name="P53">Use the same steps to commit and push a file that has been modified/deleted or to push multiple files that have been created/modified/deleted, and even folders, to the GitHub remote repository.<text:s/></text:p>
        </text:list-item>
      </text:list>
      <text:p text:style-name="P54"/>
      <text:p text:style-name="P55"><text:span text:style-name="T56">*** A conflict will occur if you try to push to the remote repository, but your changes are based in an ol</text:span><text:span text:style-name="T57">der version than what is currently online.<text:s/></text:span><text:span text:style-name="T58">Usually, you should make sure to pull from the remote repository before continuing to work on a project in your local repository, especially if you are working with multiple developers. However, another developer<text:s/></text:span><text:span text:style-name="T59">might push changes to the remote repository while you are working, which will then create a conflict when you try to push. The command line will notify you that there are conflicts and ask you to rectify them before attempting to push again.<text:s/></text:span></text:p>
      <text:p text:style-name="P60">Example of a<text:s/>conflict message (done using Git Bash on a Windows Machine in this case):</text:p>
      <text:p text:style-name="P61"><text:span text:style-name="T62">veron@DESKTOP-OISU7SF<text:s/></text:span><text:span text:style-name="T63">MINGW64<text:s/></text:span><text:span text:style-name="T64">~/Documents/Computer Science Program/Semester 3/Unix/Final-Project</text:span><text:span text:style-name="T65"><text:s/>(main)</text:span></text:p>
      <text:p text:style-name="P66">$ git push</text:p>
      <text:p text:style-name="P67">To<text:s/>https://github.com/VeroKar/Final-Project.git</text:p>
      <text:p text:style-name="P68"><text:span text:style-name="T69"><text:s/></text:span><text:span text:style-name="T70">! [rejected] <text:s text:c="6"/></text:span><text:span text:style-name="T71"><text:s/>main -&gt; main (fetch first)</text:span></text:p>
      <text:p text:style-name="P72">error: failed to push some refs to 'https://github.com/VeroKar/Final-Project.git'</text:p>
      <text:p text:style-name="P73">hint: Updates were rejected because the remote contains work that you do</text:p>
      <text:p text:style-name="P74">hint: not have locally. This is usually caused by another repository pushing</text:p>
      <text:p text:style-name="P75">hint: to the same ref. You may want to first integrate the remote changes</text:p>
      <text:p text:style-name="P76">hint: (e.g., 'git pull ...') before pushing again.</text:p>
      <text:p text:style-name="P77">hint: See the 'Note about fast-forwards' in 'git push<text:s/>--help' for details.</text:p>
      <text:p text:style-name="P78"/>
      <text:p text:style-name="P79"><text:span text:style-name="T80">To do so, you will need to first pull the changes from the remote repository, and depending on the changes, Git may either automatically merge the files (if new files were added by the other developer) or ask you to manually fix the c</text:span><text:span text:style-name="T81">onflicts (if existing files were modified by the other developer). After fixing the conflicts, push again to the remote repository.</text:span></text:p>
      <text:p text:style-name="P82"/>
      <text:p text:style-name="P83"/>
      <text:p text:style-name="P84">UPDATE</text:p>
      <text:p text:style-name="P85">Beginning August 13, 2021, GitHub will no longer accept account passwords when authenticating Git<text:s/>operations on GitHub.com. This affects command line access, desktop applications using Git (GitHub Desktop is unaffected), and any apps/services that access Git repositories on GitHub.com directly using your password. To push to GitHub, you will need to either create a personal access token or use SSH keys to authenticate Git operations.</text:p>
      <text:p text:style-name="P86">Using personal tokens:</text:p>
      <text:list text:style-name="LFO4" text:continue-numbering="true">
        <text:list-item>
          <text:p text:style-name="P87">In the upper-right corner of any page, click your profile icon, then click Settings.</text:p>
        </text:list-item>
        <text:list-item>
          <text:p text:style-name="P88">In the left sidebar, click Developer settings.</text:p>
        </text:list-item>
        <text:list-item>
          <text:p text:style-name="P89">In the left sidebar, click Personal access tokens.</text:p>
        </text:list-item>
        <text:list-item>
          <text:p text:style-name="P90">Click Generate new token.</text:p>
        </text:list-item>
        <text:list-item>
          <text:p text:style-name="P91">Give your token a descriptive name.</text:p>
        </text:list-item>
        <text:list-item>
          <text:p text:style-name="P92">Select an expiration date</text:p>
        </text:list-item>
        <text:list-item>
          <text:p text:style-name="P93">Select the scopes/permissions to grant this token (for this project everything from ‘repo’ was selected)</text:p>
        </text:list-item>
        <text:list-item>
          <text:p text:style-name="P94">Click Generate token.</text:p>
        </text:list-item>
        <text:list-item>
          <text:p text:style-name="P95">Copy-paste the token and save it somewhere safe.</text:p>
        </text:list-item>
      </text:list>
      <text:p text:style-name="P96"><text:span text:style-name="T97">Source:<text:s/></text:span><text:a xlink:href="https://docs.github.com/en/authentication/keeping-your-account-and-data-secure/creating-a-personal-access-token" office:target-frame-name="_top" xlink:show="replace"><text:span text:style-name="T98">https://docs.github.com/en/authentication/keeping-your-account-and-dat</text:span><text:span text:style-name="T99">a-secure/creating-a-personal-access-token</text:span></text:a></text:p>
      <text:p text:style-name="P100">Using SSH :</text:p>
      <text:list text:style-name="LFO5" text:continue-numbering="true">
        <text:list-item>
          <text:p text:style-name="P101"><text:span text:style-name="T102">Frist, verify that you have a “.ssh” folder in your $HOME directory. If the folder does not exist, create it using:<text:s/></text:span><text:span text:style-name="T103">mkdir ~/.ssh</text:span></text:p>
        </text:list-item>
        <text:list-item>
          <text:p text:style-name="P104">In the command terminal, generate a public/private SSH key pair using the<text:s/>following command:</text:p>
        </text:list-item>
      </text:list>
      <text:p text:style-name="ListParagraph"><text:span text:style-name="T105">ssh-keygen -t rsa -C<text:s/></text:span><text:span text:style-name="T106">email</text:span></text:p>
      <text:p text:style-name="P107">or</text:p>
      <text:p text:style-name="ListParagraph"><text:span text:style-name="T108">ssh-keygen -t rsa -b 4096 -C<text:s/></text:span><text:span text:style-name="T109">email</text:span></text:p>
      <text:p text:style-name="P110">where email is your email address (the same one you use for your GitHub account)</text:p>
      <text:p text:style-name="P111">This will generate a SSH key pair, one private key to be kept safe on your local machine (a file named id_rsa), and one public key to share with an external party (a file named id_rsa.pub).</text:p>
      <text:p text:style-name="P112">Copy the contents of the public SSH key, i.e. the file named id_rsa.pub (it should be located in the .ssh folder); use a text editor to open the<text:s/>file and copy the contents, or use the cat command to view the contents and copy them. To directly copy the contents, you can also use the xclip command, but you will need to install the xclip package beforehand:<text:s/></text:p>
      <text:p text:style-name="P113">xclip -sel clip &lt; ~/.ssh/id_rsa.pub</text:p>
      <text:list text:style-name="LFO5" text:continue-numbering="true">
        <text:list-item>
          <text:p text:style-name="P114">Copy the public SSH key to your GitHub account:</text:p>
          <text:list text:continue-numbering="true">
            <text:list-item>
              <text:p text:style-name="P115">Click on your profile icon on you GitHub account and go to Settings.</text:p>
            </text:list-item>
            <text:list-item>
              <text:p text:style-name="P116">In the side menu, go to SSH and GPG keys.</text:p>
            </text:list-item>
            <text:list-item>
              <text:p text:style-name="P117">Click on the ‘New SSH key’ button in the SSH keys section to add a new key.</text:p>
            </text:list-item>
            <text:list-item>
              <text:p text:style-name="P118">Give a descriptive title to<text:s/>the key and paste the public SSH key you copied in step 3.</text:p>
            </text:list-item>
          </text:list>
        </text:list-item>
      </text:list>
      <text:p text:style-name="P119"/>
      <text:soft-page-break/>
      <text:list text:style-name="LFO5" text:continue-numbering="true">
        <text:list-item>
          <text:p text:style-name="P120">Test the SSH key by doing the following command:<text:s/></text:p>
        </text:list-item>
      </text:list>
      <text:p text:style-name="P121">ssh -T git@github.com</text:p>
      <text:p text:style-name="P122">Enter yes when asked whether you want to continue connecting.</text:p>
      <text:list text:style-name="LFO5" text:continue-numbering="true">
        <text:list-item>
          <text:p text:style-name="P123">Then change directory into the local clone of your repository (if you're not already there) and run:</text:p>
        </text:list-item>
      </text:list>
      <text:p text:style-name="P124">git remote set-url origin git@github.com:username/your-repository.git</text:p>
      <text:p text:style-name="P125">where username is your GitHub username and your-repository is the name of the project’s repository on GitHub.</text:p>
      <text:p text:style-name="P126">Example:</text:p>
      <text:p text:style-name="P127"><text:span text:style-name="T128">git remote set-url<text:s/></text:span><text:span text:style-name="T129">origin git@github.com:VeroKar/Final-Project.git</text:span></text:p>
      <text:p text:style-name="P130"/>
      <text:p text:style-name="P131">After setting up the SSH key, try to push the changes to the remote repository again, it should now function normally. The complete steps for pushing are:</text:p>
      <text:p text:style-name="P132">git add filename</text:p>
      <text:p text:style-name="P133">git commit -m “message”</text:p>
      <text:p text:style-name="P134">git push</text:p>
      <text:p text:style-name="P135"/>
      <text:p text:style-name="P136"/>
      <text:p text:style-name="P137"/>
      <text:p text:style-name="P138"/>
      <text:h text:style-name="Heading2" text:outline-level="2">Pulling changes from the remote to the local repository</text:h>
      <text:list text:style-name="LFO6" text:continue-numbering="true">
        <text:list-item>
          <text:p text:style-name="P139">Using the terminal commands as previously, either navigate to the folder where the project is located or specify the folder when you use the pull command</text:p>
        </text:list-item>
        <text:list-item>
          <text:p text:style-name="P140">Pull the changes from the GitHub (the remote<text:s/>repository) using the following command: git pull</text:p>
        </text:list-item>
        <text:list-item>
          <text:p text:style-name="P141">If there are no conflicts, the project folder will be updated to the most up-to-date project version on GitHub. Usually, you should make sure to pull from the remote repository before continuing to work on<text:s/>a project in your local repository, especially if you are working with multiple developers.</text:p>
        </text:list-item>
      </text:list>
      <text:p text:style-name="P142"/>
      <text:p text:style-name="P143"/>
      <text:p text:style-name="P144"/>
      <text:h text:style-name="P145" text:outline-level="1">Setting up a virtual private server (VPS) on DigitalOcean host provider</text:h>
      <text:p text:style-name="P146"/>
      <text:h text:style-name="Heading2" text:outline-level="2">Create an DigitalOcean account</text:h>
      <text:list text:style-name="LFO7" text:continue-numbering="true">
        <text:list-item>
          <text:p text:style-name="P147">For this project, we will use DigitalOcean as a host<text:s/>provider to host the project server, so the first step will be to create an account with them. You can sign up with your Email, with Google or with GitHub.<text:s/></text:p>
        </text:list-item>
        <text:list-item>
          <text:p text:style-name="P148">To use DigitalOcean, your identity must be verified with a payment method. Fill out all the necessary information and proceed.</text:p>
        </text:list-item>
      </text:list>
      <text:p text:style-name="P149"/>
      <text:h text:style-name="Heading2" text:outline-level="2">Creating a Droplet</text:h>
      <text:p text:style-name="P150">Once you are signed in, you can start creating a DigitalOcean Droplet, which is a Linux-based virtual machine that runs on top of virtualized hardware (similar to Oracle VM VirtualBox). This will be the<text:s/>server we will use to host the website files.<text:s/></text:p>
      <text:list text:style-name="LFO8" text:continue-numbering="true">
        <text:list-item>
          <text:p text:style-name="P151">Click the ‘Create’ button in the upper right corner and select the ‘Droplets’ option</text:p>
        </text:list-item>
        <text:list-item>
          <text:p text:style-name="P152">Got to the ‘Resources’ tab.</text:p>
        </text:list-item>
        <text:list-item>
          <text:p text:style-name="P153">If you have never created a droplet, you simply need to click the ‘Get Started with a Droplet’ button.</text:p>
        </text:list-item>
        <text:list-item>
          <text:p text:style-name="P154">Set your Droplet configuration:</text:p>
          <text:list text:continue-numbering="true">
            <text:list-item>
              <text:p text:style-name="P155">In the Choose an image section, select Ubuntu in the Distributions tab. This will be the image from which the Droplet will be created.</text:p>
            </text:list-item>
            <text:list-item>
              <text:p text:style-name="P156"><text:span text:style-name="T157">In the Choose a plan section, chose the options for your desired plan, such as the</text:span><text:span text:style-name="T158"><text:s/>amount of</text:span><text:s/><text:span text:style-name="T159">RAM, storage space, and CPU cores your Droplet will have. The plan you want to opt for is entirely subjective and will depend on what you want to do with your server, i.e. how big/complex your project is, the desired performance, your budget, et</text:span><text:span text:style-name="T160">c.</text:span></text:p>
            </text:list-item>
            <text:list-item>
              <text:p text:style-name="P161">Optional: In the Add backups section, select whether you want to add automatic weekly backups of the Droplets; note this will cost extra.</text:p>
            </text:list-item>
            <text:list-item>
              <text:p text:style-name="P162">Optional: In the Add block storage section, you can choose to add a block storage.</text:p>
            </text:list-item>
            <text:list-item>
              <text:p text:style-name="P163">In the Choose a datacenter region section, select the region where you want to create your Droplet. The site will select the best default option for best performance and minimal latency, which will usually be the datacenter closest to your location.</text:p>
            </text:list-item>
            <text:list-item>
              <text:p text:style-name="P164">Optional: In the Select additional options section, you can select additional options such as to enable IPv6 access for your Droplet, use User data and add Monitoring.<text:s/></text:p>
            </text:list-item>
            <text:list-item>
              <text:p text:style-name="P165">In the Authentication section, select the SSH keys option to use SSH keys to log in to your Droplet. Click on the ‘New SSH Key’ button and copy-paste the public SSH key (refer to the Setting up a public repository to manage the website content -&gt; <text:s/>Pushing changes from the local to the remote repository -&gt; Using SSH section for how to create a public/private SSH key pair or follow the instructions provided by DigitalOcean). Give the key a descriptive name and click ‘Add SSH Key’.</text:p>
            </text:list-item>
            <text:list-item>
              <text:p text:style-name="P166">In the Finalize and create section, specify the quantity, name, tags, and project for the Droplet you’re creating. We will be creating 1 Droplet for this<text:s/>project (How many Droplets?). Choose a hostname and add tags based on the website project you want to create. In Select Project, select the ‘Default Project’ option.<text:s/></text:p>
            </text:list-item>
          </text:list>
        </text:list-item>
        <text:list-item>
          <text:p text:style-name="P167">Once your Droplet is created, click on the Droplet name. From here you can see all the information about it and make changes, such as resize the Droplet.</text:p>
        </text:list-item>
      </text:list>
      <text:p text:style-name="P168"/>
      <text:h text:style-name="Heading2" text:outline-level="2">Login to the Droplet<text:s/>and Basic Setup</text:h>
      <text:p text:style-name="P169"/>
      <text:list text:style-name="LFO9" text:continue-numbering="true">
        <text:list-item>
          <text:p text:style-name="P170">First copy the Droplet’s IP address (ipv4), which will be used to connect using SSH on the terminal on your machine. The IP should be displayed in the IP Address column in the Droplets list, right beside the name of the Droplet. If you’re in the Droplet information page, it should be displayed below the name.</text:p>
        </text:list-item>
        <text:list-item>
          <text:p text:style-name="P171">Open the command terminal on your machine and type the following command:</text:p>
        </text:list-item>
      </text:list>
      <text:p text:style-name="ListParagraph"><text:span text:style-name="T172">ssh root@</text:span><text:span text:style-name="T173">IP</text:span></text:p>
      <text:p text:style-name="P174">where IP is the Droplet’s IP address that you copied</text:p>
      <text:p text:style-name="ListParagraph"><text:span text:style-name="T175">Note that the user is root since no users were yet created on the new server and the default root<text:s/></text:span><text:span text:style-name="T176">username</text:span><text:span text:style-name="T177"><text:s/>is usually<text:s/></text:span><text:span text:style-name="T178">root</text:span><text:span text:style-name="T179">.</text:span></text:p>
      <text:list text:style-name="LFO9" text:continue-numbering="true">
        <text:list-item>
          <text:p text:style-name="P180">Enter yes when asked whether to continue<text:s/>connecting and<text:s/>enter the passphrase for the SSH key if applicable.</text:p>
        </text:list-item>
        <text:list-item>
          <text:p text:style-name="P181">You should now be connected to the server:<text:s/>the command prompt will change to display root@Droplet-hostname:~# where root is the root user you are logged in as on the server and Droplet hostname is the hostname you have entered for the Droplet.</text:p>
        </text:list-item>
        <text:list-item>
          <text:p text:style-name="P182">Create a<text:s/>regular<text:s/>user on the server by using the command (it is not recommended to<text:s/>continuously<text:s/>perform tasks as a root user; this is<text:s/>to prevent making<text:s/>unwanted core system changes):</text:p>
        </text:list-item>
      </text:list>
      <text:p text:style-name="ListParagraph"><text:span text:style-name="T183">adduser<text:s/></text:span><text:span text:style-name="T184">username</text:span><text:span text:style-name="T185"><text:s/></text:span></text:p>
      <text:p text:style-name="P186">where username is the name of the new user.</text:p>
      <text:p text:style-name="P187">Enter all the required information that will be asked by the terminal.</text:p>
      <text:list text:style-name="LFO9" text:continue-numbering="true">
        <text:list-item>
          <text:p text:style-name="P188">We will now grant<text:s/>superuser<text:s/>administrative privileges to this new user<text:s/>by adding the user to the sudo group. This will allow this user to use sudo commands<text:s/>and facilitate running commands for the project. Still as root, enter the following command:</text:p>
        </text:list-item>
      </text:list>
      <text:p text:style-name="ListParagraph"><text:span text:style-name="T189">usermod -aG sudo<text:s/></text:span><text:span text:style-name="T190">username</text:span></text:p>
      <text:p text:style-name="P191">where username is the name of the new user.</text:p>
      <text:list text:style-name="LFO9" text:continue-numbering="true">
        <text:list-item>
          <text:p text:style-name="P192">Since the Ubuntu server uses the UFW firewall, connections to certain services may blocked. To make sure that OpenSSH (the service used to connect to the server) is allowed, first verify that it has a profile registered with UFW:</text:p>
        </text:list-item>
      </text:list>
      <text:p text:style-name="P193">ufw app list</text:p>
      <text:p text:style-name="P194">It should show OpenSSh as an available application.</text:p>
      <text:p text:style-name="P195">Next allow the SSH connections through the firewall:</text:p>
      <text:p text:style-name="P196">ufw allow OpenSSH</text:p>
      <text:p text:style-name="P197">Finish by enabling the firewall:</text:p>
      <text:p text:style-name="P198">ufw enable</text:p>
      <text:soft-page-break/>
      <text:p text:style-name="P199">Enter y when asked whether to proceed with the operation.</text:p>
      <text:p text:style-name="P200">Verify the status of the SSH connection:</text:p>
      <text:p text:style-name="P201">ufw status</text:p>
      <text:list text:style-name="LFO9" text:continue-numbering="true">
        <text:list-item>
          <text:p text:style-name="P202">Since the SSH authentication was created for the root password only, we will need to do the same for the regular user as to not have to pass through the root each time you login to the Droplet. To do so, you will need to copy-paste the local public SSH key from the root user to the regular user. The file should be in the following path in the root account:</text:p>
        </text:list-item>
      </text:list>
      <text:p text:style-name="P203">~/.ssh/authorized_keys</text:p>
      <text:p text:style-name="P204">To copy this key to the regular user, run the following command as root user:</text:p>
      <text:p text:style-name="ListParagraph"><text:span text:style-name="T205">rsync --archive --chown=</text:span><text:span text:style-name="T206">username</text:span><text:span text:style-name="T207">:</text:span><text:span text:style-name="T208">username<text:s/></text:span><text:span text:style-name="T209">~/.ssh /home/</text:span><text:span text:style-name="T210">username</text:span></text:p>
      <text:p text:style-name="P211">where username is the name of the regular user.</text:p>
      <text:list text:style-name="LFO9" text:continue-numbering="true">
        <text:list-item>
          <text:p text:style-name="P212">To login to the Droplet as the regular user, enter the following command in a new terminal:</text:p>
        </text:list-item>
      </text:list>
      <text:p text:style-name="ListParagraph"><text:span text:style-name="T213">ssh<text:s/></text:span><text:span text:style-name="T214">username</text:span><text:span text:style-name="T215">@</text:span><text:span text:style-name="T216">IP</text:span></text:p>
      <text:p text:style-name="P217">where username<text:s/>is the name of the regular user and IP is the Droplet’s IP address.</text:p>
      <text:p text:style-name="P218"/>
      <text:h text:style-name="Heading2" text:outline-level="2">Setting up the website project files</text:h>
      <text:p text:style-name="P219"/>
      <text:p text:style-name="P220">From here on now, you can create your website project folder and copy all the website files there.</text:p>
      <text:p text:style-name="P221"/>
      <text:p text:style-name="P222"/>
      <text:h text:style-name="Heading1" text:outline-level="1">Automating the deployment process (updates to the repository are auto-deployed)</text:h>
      <text:p text:style-name="P223"/>
      <text:h text:style-name="P224" text:outline-level="1">Ressources</text:h>
      <text:p text:style-name="Normal"/>
      <text:p text:style-name="Normal"><text:a xlink:href="https://docs.gitlab.com/ee/topics/git/how_to_install_git/index.html" office:target-frame-name="_top" xlink:show="replace"><text:span text:style-name="Hyperlink">Installing Git | GitLab</text:span></text:a></text:p>
      <text:p text:style-name="Normal"><text:a xlink:href="https://docs.ovh.com/ca/en/dedicated/creating-ssh-keys-dedicated/" office:target-frame-name="_top" xlink:show="replace"><text:span text:style-name="Hyperlink">Creating SSH keys | OVH Guides</text:span></text:a></text:p>
      <text:p text:style-name="Normal"><text:a xlink:href="https://docs.gitlab.com/ee/gitlab-basics/start-using-git.html" office:target-frame-name="_top" xlink:show="replace"><text:span text:style-name="Hyperlink">Start using Git on the command line | GitLab</text:span></text:a></text:p>
      <text:p text:style-name="Normal"><text:a xlink:href="https://gist.github.com/xirixiz/b6b0c6f4917ce17a90e00f9b60566278" office:target-frame-name="_top" xlink:show="replace"><text:span text:style-name="Hyperlink">Set up GitHub push with SSH keys · GitHub</text:span></text:a></text:p>
      <text:p text:style-name="Normal"><text:a xlink:href="https://docs.github.com/en/get-started/quickstart/create-a-repo" office:target-frame-name="_top" xlink:show="replace"><text:span text:style-name="Hyperlink">Create a repo - GitHub Docs</text:span></text:a></text:p>
      <text:p text:style-name="Normal"><text:a xlink:href="https://docs.github.com/en/get-started/quickstart/set-up-git#setting-up-git" office:target-frame-name="_top" xlink:show="replace"><text:span text:style-name="Hyperlink">Set up Git - GitHub Docs</text:span></text:a></text:p>
      <text:p text:style-name="Normal"><text:a xlink:href="https://kbroman.org/github_tutorial/pages/init.html" office:target-frame-name="_top" xlink:show="replace"><text:span text:style-name="Hyperlink">Sta</text:span><text:span text:style-name="Hyperlink">rt a new git repository (kbroman.org)</text:span></text:a></text:p>
      <text:p text:style-name="Normal"><text:a xlink:href="https://kbroman.org/github_tutorial/pages/routine.html" office:target-frame-name="_top" xlink:show="replace"><text:span text:style-name="Hyperlink">Routine use of git and github (kbroman.org)</text:span></text:a></text:p>
      <text:p text:style-name="Normal"><text:a xlink:href="https://kbroman.org/github_tutorial/pages/first_time.html" office:target-frame-name="_top" xlink:show="replace"><text:span text:style-name="Hyperlink">Your first time with git an</text:span><text:span text:style-name="Hyperlink">d github (kbroman.org)</text:span></text:a></text:p>
      <text:p text:style-name="Normal"><text:a xlink:href="https://stackoverflow.com/questions/8840551/configuring-user-and-password-with-git-bash" office:target-frame-name="_top" xlink:show="replace"><text:span text:style-name="Hyperlink">github - Configuring user and password with Git Bash - Stack Overflow</text:span></text:a></text:p>
      <text:p text:style-name="Normal"><text:a xlink:href="https://docs.github.com/en/get-started/getting-started-with-git/setting-your-username-in-git" office:target-frame-name="_top" xlink:show="replace"><text:span text:style-name="Hyperlink">Setting your username in Git - GitHub Docs</text:span></text:a></text:p>
      <text:p text:style-name="Normal"><text:a xlink:href="https://docs.github.com/en/github/importing-your-projects-to-github/importing-source-code-to-github/adding-an-existing-project-to-github-using-the-command-line" office:target-frame-name="_top" xlink:show="replace"><text:span text:style-name="Hyperlink">Adding an existing project to GitHub using the command line - GitHub Docs</text:span></text:a></text:p>
      <text:p text:style-name="Normal"><text:a xlink:href="https://zapier.com/blog/how-to-push-to-github/" office:target-frame-name="_top" xlink:show="replace"><text:span text:style-name="Hyperlink">How to Push to GitHub (zapier.com)</text:span></text:a></text:p>
      <text:p text:style-name="Normal"><text:a xlink:href="https://www.jcchouinard.com/clone-github-repository-on-windows/" office:target-frame-name="_top" xlink:show="replace"><text:span text:style-name="Hyperlink">Clone a Github Repository on Your Computer - JC Chouinard</text:span></text:a></text:p>
      <text:p text:style-name="Normal"><text:a xlink:href="https://www.datacamp.com/community/tutorials/git-push-pull" office:target-frame-name="_top" xlink:show="replace"><text:span text:style-name="Hyperlink">GIT Push and Pull - DataCamp</text:span></text:a></text:p>
      <text:p text:style-name="Normal"><text:a xlink:href="https://docs.github.com/en/authentication/keeping-your-account-and-data-secure/creating-a-personal-access-token" office:target-frame-name="_top" xlink:show="replace"><text:span text:style-name="Hyperlink">Creating a personal access token - GitHub Docs</text:span></text:a></text:p>
      <text:p text:style-name="Normal"><text:a xlink:href="https://docs.github.com/en/get-started/getting-started-with-git/why-is-git-always-asking-for-my-password" office:target-frame-name="_top" xlink:show="replace"><text:span text:style-name="Hyperlink">Why is Git always asking for my password? - GitHub Docs</text:span></text:a></text:p>
      <text:p text:style-name="Normal"><text:a xlink:href="https://superuser.com/questions/199507/how-do-i-ensure-git-doesnt-ask-me-for-my-github-username-and-password" office:target-frame-name="_top" xlink:show="replace"><text:span text:style-name="Hyperlink">login - How do I ensure Git doesn't ask me for my GitH</text:span><text:span text:style-name="Hyperlink">ub username and password? - Super User</text:span></text:a></text:p>
      <text:p text:style-name="Normal"><text:a xlink:href="https://github.blog/2020-12-15-token-authentication-requirements-for-git-operations/" office:target-frame-name="_top" xlink:show="replace"><text:span text:style-name="Hyperlink">Token authentication requirements for Git ope</text:span><text:bookmark-start text:name="_Hlt91110426"/><text:bookmark-start text:name="_Hlt91110427"/><text:span text:style-name="Hyperlink">r</text:span><text:bookmark-end text:name="_Hlt91110426"/><text:bookmark-end text:name="_Hlt91110427"/><text:span text:style-name="Hyperlink">ations | The GitHub Blog</text:span></text:a></text:p>
      <text:p text:style-name="Normal"><text:a xlink:href="https://www.digitalocean.com/community/tutorials/initial-server-setup-with-ubuntu-20-04" office:target-frame-name="_top" xlink:show="replace"><text:span text:style-name="Hyperlink">Initial Server Se</text:span><text:bookmark-start text:name="_Hlt91113434"/><text:bookmark-start text:name="_Hlt91113435"/><text:span text:style-name="Hyperlink">t</text:span><text:bookmark-end text:name="_Hlt91113434"/><text:bookmark-end text:name="_Hlt91113435"/><text:span text:style-name="Hyperlink">up with Ubuntu 20.04 | DigitalOcean</text:span></text:a></text:p>
      <text:p text:style-name="Normal"><text:a xlink:href="https://docs.digitalocean.com/products/droplets/how-to/create/" office:target-frame-name="_top" xlink:show="replace"><text:span text:style-name="Hyperlink">How to Create a Droplet from the DigitalOc</text:span><text:span text:style-name="Hyperlink">ean Control Panel :: DigitalOcean Documentation</text:span></text:a></text:p>
      <text:p text:style-name="Normal"><text:a xlink:href="https://docs.digitalocean.com/products/droplets/how-to/connect-with-ssh/" office:target-frame-name="_top" xlink:show="replace"><text:span text:style-name="Hyperlink">How to Connect to Droplets with SSH :: DigitalOcean Documentation</text:span></text:a></text:p>
      <text:p text:style-name="Normal"><text:a xlink:href="https://docs.digitalocean.com/products/droplets/how-to/connect-with-ssh/openssh/" office:target-frame-name="_top" xlink:show="replace"><text:span text:style-name="Hyperlink">How to Connect to yo</text:span><text:bookmark-start text:name="_Hlt91113431"/><text:bookmark-start text:name="_Hlt91113432"/><text:span text:style-name="Hyperlink">u</text:span><text:bookmark-end text:name="_Hlt91113431"/><text:bookmark-end text:name="_Hlt91113432"/><text:span text:style-name="Hyperlink">r Droplet with OpenSSH :: DigitalOcean Documentatio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388in" fo:margin-bottom="0.0833in" fo:line-height="100%"/>
      <style:text-properties style:font-name="Liberation Sans" style:font-name-asian="Noto Sans CJK SC" fo:font-weight="bold" style:font-weight-asian="bold" style:font-weight-complex="bold" style:letter-kerning="true" fo:font-size="14pt" style:font-size-asian="14pt" style:font-size-complex="14pt" fo:language="en" fo:country="CA"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Liberation Sans" style:font-name-asian="Noto Sans CJK SC" style:font-name-complex="Times New Roman" fo:font-weight="bold" style:font-weight-asian="bold" style:font-weight-complex="bold" style:letter-kerning="true" fo:font-size="14pt" style:font-size-asian="14pt" style:font-size-complex="14pt" fo:language="en" fo:country="CA" style:language-asian="zh" style:country-asian="CN" style:language-complex="hi" style:country-complex="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 style:display-name="Standard" style:family="paragraph">
      <style:paragraph-properties fo:margin-bottom="0in" fo:line-height="100%"/>
      <style:text-properties style:font-name="Liberation Serif" style:font-name-asian="Noto Serif CJK SC" style:font-name-complex="Lohit Devanagari" style:letter-kerning="true" fo:font-size="12pt" style:font-size-asian="12pt" style:font-size-complex="12pt" fo:language="en" fo:country="CA" style:language-asian="zh" style:country-asian="CN" style:language-complex="hi" style:country-complex="IN"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color="#666666" fo:font-size="11pt" style:font-size-asian="11pt" style:font-size-complex="11pt" fo:language="fr" fo:country="CA"/>
    </style:style>
    <style:style style:name="P3" style:parent-style-name="Standard" style:family="paragraph">
      <style:paragraph-properties fo:line-height="150%"/>
      <style:text-properties fo:color="#666666" fo:font-size="11pt" style:font-size-asian="11pt" style:font-size-complex="11pt" fo:language="fr" fo:country="CA"/>
    </style:style>
    <style:style style:name="T4" style:parent-style-name="DefaultParagraphFont" style:family="text">
      <style:text-properties fo:color="#666666"/>
    </style:style>
    <style:style style:name="T5" style:parent-style-name="DefaultParagraphFont" style:family="text">
      <style:text-properties fo:color="#666666" fo:font-size="9pt" style:font-size-asian="9pt" style:font-size-complex="9pt"/>
    </style:style>
    <style:style style:name="T6" style:parent-style-name="DefaultParagraphFont" style:family="text">
      <style:text-properties fo:color="#000080" fo:font-size="9pt" style:font-size-asian="9pt" style:font-size-complex="9pt"/>
    </style:style>
    <style:style style:name="T7" style:parent-style-name="DefaultParagraphFont" style:family="text">
      <style:text-properties fo:color="#666666" fo:font-size="9pt" style:font-size-asian="9pt" style:font-size-complex="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420-321-VA UNIX section 00001</text:p>
        <text:p text:style-name="P3">Veronique Karwowska</text:p>
        <text:p text:style-name="Standard"><text:span text:style-name="T4"><draw:frame draw:style-name="a0" draw:name="Image3" text:anchor-type="as-char" svg:x="0in" svg:y="0in" svg:width="0.62835in" svg:height="0.23071in" style:rel-width="scale" style:rel-height="scale"><draw:image xlink:href="media/image1.png" xlink:type="simple" xlink:show="embed" xlink:actuate="onLoad"/><svg:title>Creative Commons License</svg:title><svg:desc/></draw:frame></text:span><text:span text:style-name="T5">This work is licensed under a<text:s/></text:span><text:a xlink:href="http://creativecommons.org/licenses/by-nc-nd/4.0/" office:target-frame-name="_top" xlink:show="replace"><text:span text:style-name="T6">Creative Commons Attribution-NonCommercial-NoDerivatives 4.0 International License</text:span></text:a><text:span text:style-name="T7">.</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istrator</meta:initial-creator>
    <dc:creator>Veronique Karwowska</dc:creator>
    <meta:creation-date>2021-12-04T04:49:00Z</meta:creation-date>
    <dc:date>2021-12-23T05:57:00Z</dc:date>
    <meta:template xlink:href="Normal.dotm" xlink:type="simple"/>
    <meta:editing-cycles>19</meta:editing-cycles>
    <meta:editing-duration>PT41520S</meta:editing-duration>
    <meta:document-statistic meta:page-count="10" meta:paragraph-count="36" meta:word-count="2712" meta:character-count="18136" meta:row-count="128" meta:non-whitespace-character-count="15460"/>
  </office:meta>
</office:document-meta>
</file>